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 SemiBold Condensed" svg:font-family="'Bahnschrift SemiBold Condensed'" style:font-adornments="Normal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sans-serif" svg:font-family="sans-serif" style:font-adornments="Normal" style:font-family-generic="swiss"/>
    <style:font-face style:name="sans-serif1" svg:font-family="sans-serif" style:font-family-generic="swiss"/>
  </office:font-face-decls>
  <office:automatic-styles>
    <style:style style:name="P1" style:family="paragraph" style:parent-style-name="Heading_20_1" style:master-page-name="HTML">
      <style:paragraph-properties style:page-number="auto"/>
      <style:text-properties officeooo:rsid="000da2f8" officeooo:paragraph-rsid="000da2f8"/>
    </style:style>
    <style:style style:name="P2" style:family="paragraph" style:parent-style-name="Text_20_body">
      <style:text-properties officeooo:paragraph-rsid="000e2706"/>
    </style:style>
    <style:style style:name="T1" style:family="text">
      <style:text-properties officeooo:rsid="000e270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Bahnschrift SemiBold Condensed" officeooo:rsid="000e2706"/>
    </style:style>
    <style:style style:name="T4" style:family="text">
      <style:text-properties style:font-name="sans-serif" officeooo:rsid="000e2706"/>
    </style:style>
    <style:style style:name="T5" style:family="text">
      <style:text-properties style:font-name="sans-serif1" officeooo:rsid="000e27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out</text:p>
      <text:h text:style-name="Heading_20_2" text:outline-level="2"><text:span text:style-name="T5">À</text:span><text:span text:style-name="T4"> propos</text:span></text:h>
      <text:p text:style-name="P2">L’objectif de « Galenus verbatim » est de mettre à disposition en accès libre un environnement de travail facilitant l’exploration des textes galéniques qui a été construit dans le cadre du projet « <text:a xlink:type="simple" xlink:href="https://etymologika.hypotheses.org/1035" text:style-name="Internet_20_link" text:visited-style-name="Visited_20_Internet_20_Link">Dictionnaire de la médecine d’après Galien de Pergame</text:a> » et qui est destiné à être progressivement enrichi.Il est ouvert à toute proposition de collaboration, que ce soit pour enrichir « Galenus verbatim » de textes libres de droits, ou pour explorer les pistes de recherche ouvertes par les nouvelles données qui seront produites.</text:p>
      <text:p text:style-name="P2">Sur l’esprit de ce projet et sur les développements ultérieurs prévus, voir le billet « <text:a xlink:type="simple" xlink:href="https://etymologika.hypotheses.org/2648" text:style-name="Internet_20_link" text:visited-style-name="Visited_20_Internet_20_Link">Galenus verbatim</text:a> » dans le carnet de recherche <text:span text:style-name="Emphasis">Etymologika</text:span>.</text:p>
      <text:h text:style-name="Heading_20_2" text:outline-level="2">Crédits</text:h>
      <text:p text:style-name="Text_20_body">Les <text:span text:style-name="T2">textes grecs</text:span> ici présents, qui regroupent les traités publiés dans les volumes 1 à 18b l’édition de C.G. Kühn, ainsi que quelques autres libres de droits, proviennent du dépôt en accès libre du projet « <text:a xlink:type="simple" xlink:href="https://opengreekandlatin.github.io/First1KGreek/" text:style-name="Internet_20_link" text:visited-style-name="Visited_20_Internet_20_Link">First Thousand Years of Greek</text:a> » qui, pour ce qui concerne les textes galéniques, a repris le corpus publié en accès libre dans le « <text:a xlink:type="simple" xlink:href="https://www.graeco-arabic-studies.org/home.html" text:style-name="Internet_20_link" text:visited-style-name="Visited_20_Internet_20_Link">Digital Corpus for Graeco-Arabic Studies</text:a> » pour l’intégrer à la Perseus Digital Library ; y est ajouté le texte du <text:span text:style-name="Emphasis">Commentaire au Prorrhétique I d’Hippocrate</text:span> (16.489-840 K), qui a été directement repris au « Digital Corpus for Graeco-Arabic Studies », car il est curieusement exclu de « First Thousand Years of Greek », et donc de la « Perseus Digital Library »<text:note text:id="ftn1" text:note-class="footnote"><text:note-citation>1</text:note-citation><text:note-body><text:p text:style-name="Footnote">La « Perseus Digital Library » exclut en revanche à juste titre le traité<text:span text:style-name="Emphasis"> In Hippocratis De alimento commentaria</text:span>, vol. 15, p. 224-417, qu’il est curieux de trouver dans le « Digital Corpus for Graeco-Arabic Studies », alors qu’il s’agit d’un faux de la Renaissance (voir Fichtner-Bibliographie, n° <text:a xlink:type="simple" xlink:href="http://cmg.bbaw.de/epubl/online/Bibl/Galen-Bibliographie_092.pdf" text:style-name="Internet_20_link" text:visited-style-name="Visited_20_Internet_20_Link">72</text:a>), et que ce corpus ne reprend pas, à juste titre, les deux autres faux de la même époque présents dans l’édition de Kühn, <text:span text:style-name="Emphasis">In Hippocratis De humoribus commentaria</text:span>, vol. 16, p. 1-488 (voir Fichtner-Bibliographie, n° <text:a xlink:type="simple" xlink:href="http://cmg.bbaw.de/epubl/online/Bibl/Galen-Bibliographie_094.pdf" text:style-name="Internet_20_link" text:visited-style-name="Visited_20_Internet_20_Link">94</text:a>) et <text:span text:style-name="Emphasis">In Hippocratis Epidemias II commentaria</text:span>, vol. 17a, p. 303-479 (voir <text:span text:style-name="Emphasis">Galeni In Hippocratis Epidemiarum librum II commentariorum I-VI</text:span> versionem Arabicam, edidit, in linguam Anglicam vertit U. Vagelpohl adiuvante S. Swain, <text:a xlink:type="simple" xlink:href="http://cmg.bbaw.de/epubl/online/suppl_or_05_02.php" text:style-name="Internet_20_link" text:visited-style-name="Visited_20_Internet_20_Link">CMG Suppl. Or. V 2</text:a>, Berlin, 2016, p. 15-16).</text:p></text:note-body></text:note>. Deux textes de l’édition de C.G. Kühn qui sont présents dans la « Perseus Digital Library », mais qui consistent en des compilations d’extraits de textes provenant d’autres traités édités par Kühn, ont en revanche été ici écartés<text:note text:id="ftn2" text:note-class="footnote"><text:note-citation>2</text:note-citation><text:note-body><text:p text:style-name="Footnote"><text:span text:style-name="Emphasis">De venereis</text:span> (urn:cts:greekLit:tlg0057.tlg035.1st1K-grc2), vol. 5, p. 911-914 (= Oribase, <text:span text:style-name="Emphasis">Collections médicales</text:span>, p. 187.27 – 189.4 Raeder : voir Fichtner-Bibliographie, n° <text:a xlink:type="simple" xlink:href="https://cmg.bbaw.de/epubl/online/online-publikationen/Galen-Bibliographie_2019-12y.pdf#DstN36" text:style-name="Internet_20_link" text:visited-style-name="Visited_20_Internet_20_Link">36</text:a>) ; <text:span text:style-name="Emphasis">Quos quibus catharticis medicamentis et quando purgare oporteat</text:span> (urn:cts:greekLit:tlg0057.tlg073.1st1K-grc1), vol. 11, p. 343-356 (= Oribase, <text:span text:style-name="Emphasis">Collections médicales</text:span>, p. 221.10 – 227.10 Raeder : voir Fichtner-Bibliographie, n° <text:a xlink:type="simple" xlink:href="https://cmg.bbaw.de/epubl/online/online-publikationen/Galen-Bibliographie_2019-12y.pdf#DstN76" text:style-name="Internet_20_link" text:visited-style-name="Visited_20_Internet_20_Link">76</text:a>).</text:p></text:note-body></text:note>. Par ailleurs, la distinction entre traités galéniques et pseudo-galéniques est faite sur la base des connaissances les plus récentes<text:note text:id="ftn3" text:note-class="footnote"><text:note-citation>3</text:note-citation><text:note-body><text:p text:style-name="Footnote">Voir la « <text:a xlink:type="simple" xlink:href="https://cmg.bbaw.de/epubl/online/galges.html" text:style-name="Internet_20_link" text:visited-style-name="Visited_20_Internet_20_Link">Galenus und [Galenus] – Gesamtübersicht</text:a> » du Corpus Medicorum Graecorum de Berlin.</text:p></text:note-body></text:note>, et diffère donc de celle de la « Perseus Digital Library » (voir respectivement « <text:a xlink:type="simple" xlink:href="https://scaife.perseus.org/library/urn:cts:greekLit:tlg0057/" text:style-name="Internet_20_link" text:visited-style-name="Visited_20_Internet_20_Link">Galen</text:a> » et « <text:a xlink:type="simple" xlink:href="https://scaife.perseus.org/library/urn:cts:greekLit:tlg0530/" text:style-name="Internet_20_link" text:visited-style-name="Visited_20_Internet_20_Link">Pseudo-Galen</text:a> »).</text:p>
      <text:p text:style-name="Text_20_body">Ces textes en XML-TEI, version P5, suivent les <text:span text:style-name="T2">normes</text:span> <text:a xlink:type="simple" xlink:href="https://epidoc.stoa.org/gl/latest/intro-intro-fr.html" text:style-name="Internet_20_link" text:visited-style-name="Visited_20_Internet_20_Link">EpiDoc</text:a> et sont structurés conformément à l’architecture <text:a xlink:type="simple" xlink:href="http://cite-architecture.github.io/ctsurn_spec/specification.html#the-canonical-text-services-urn-specification-version-20rc1" text:style-name="Internet_20_link" text:visited-style-name="Visited_20_Internet_20_Link">CTS/CITE</text:a> ; ils sont publiés avec la licence <text:a xlink:type="simple" xlink:href="https://creativecommons.org/licenses/by-sa/4.0/deed.fr" text:style-name="Internet_20_link" text:visited-style-name="Visited_20_Internet_20_Link">Creative Commons Attribution-ShareAlike 4.0 International</text:a>.</text:p>
      <text:p text:style-name="Text_20_body"><text:span text:style-name="T2">Le présent site et les outils qu’il contient</text:span> ont été conçus par <text:a xlink:type="simple" xlink:href="http://www.iufrance.fr/les-membres-de-liuf/membre/2053-nathalie-rousseau.html" text:style-name="Internet_20_link" text:visited-style-name="Visited_20_Internet_20_Link">Nathalie Rousseau</text:a>, et réalisés par <text:a xlink:type="simple" xlink:href="https://github.com/glorieux-f" text:style-name="Internet_20_link" text:visited-style-name="Visited_20_Internet_20_Link">Frédéric Glorieux</text:a> et <text:a xlink:type="simple" xlink:href="https://github.com/Ctaaffe" text:style-name="Internet_20_link" text:visited-style-name="Visited_20_Internet_20_Link">Cahal Taaffe</text:a>. Tous les développements informatiques sont sous licence libre, le <text:a xlink:type="simple" xlink:href="https://github.com/galenus-verbatim" text:style-name="Internet_20_link" text:visited-style-name="Visited_20_Internet_20_Link">code source est ouvert</text:a>. La lemmatisation a été effectuée au moyen des outils « <text:a xlink:type="simple" xlink:href="https://github.com/hipster-philology/nlp-pie-taggers" text:style-name="Internet_20_link" text:visited-style-name="Visited_20_Internet_20_Link">pie-extended</text:a> » de Thibault Clérice.</text:p>
      <text:p text:style-name="Text_20_body"><text:span text:style-name="T2">Ce projet a bénéficié du financement</text:span> de l’<text:a xlink:type="simple" xlink:href="https://www.iufrance.fr/" text:style-name="Internet_20_link" text:visited-style-name="Visited_20_Internet_20_Link">Institut universitaire de France</text:a>, ainsi que de l’<text:a xlink:type="simple" xlink:href="https://humanites-biomedicales.sorbonne-universite.fr/" text:style-name="Internet_20_link" text:visited-style-name="Visited_20_Internet_20_Link">Initiative humanités biomédicales de l’Alliance Sorbonne Université</text:a> pour sa partie latine.</text:p>
      <text:p text:style-name="Text_20_body"><text:soft-page-break/><text:span text:style-name="T2">Image </text:span>: Claudii Galeni <text:span text:style-name="Emphasis">Opera omnia</text:span>, editionem curavit Carolus Gottlob Kühn, Lipsiae : Car. Cnoblochii, 1823, vol. 6, p. 120. Crédits : <text:a xlink:type="simple" xlink:href="https://wellcomecollection.org/works/m5w3994s" text:style-name="Internet_20_link" text:visited-style-name="Visited_20_Internet_20_Link">Wellcome Collection</text:a>. Montage : N. Rousseau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 SemiBold Condensed" svg:font-family="'Bahnschrift SemiBold Condensed'" style:font-adornments="Normal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sans-serif" svg:font-family="sans-serif" style:font-adornments="Normal" style:font-family-generic="swiss"/>
    <style:font-face style:name="sans-serif1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fr" fo:country="CH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style-name="Normal" style:font-family-generic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Liberation Sans Unicode MS" fo:font-family="'Liberation Sans Unicode M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3.2$Windows_X86_64 LibreOffice_project/d166454616c1632304285822f9c83ce2e660fd92</meta:generator>
    <dc:date>2022-06-19T18:44:37.709000000</dc:date>
    <meta:editing-duration>PT19M16S</meta:editing-duration>
    <meta:editing-cycles>3</meta:editing-cycles>
    <meta:document-statistic meta:table-count="0" meta:image-count="0" meta:object-count="0" meta:page-count="2" meta:paragraph-count="13" meta:word-count="633" meta:character-count="4046" meta:non-whitespace-character-count="3423"/>
    <meta:user-defined meta:name=""/>
  </office:meta>
</office:document-meta>
</file>